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2.298cm" fo:min-width="4.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98cm" fo:min-width="1.648cm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78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2.27cm" fo:min-width="4.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7cm" fo:min-width="1.6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32cm" fo:min-width="2.56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71cm" fo:min-width="0.82cm" fo:padding-top="0.151cm" fo:padding-bottom="0.151cm" fo:padding-left="0.276cm" fo:padding-right="0.276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2.142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32cm" fo:min-width="2.567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71cm" fo:min-width="0.821cm" fo:padding-top="0.151cm" fo:padding-bottom="0.151cm" fo:padding-left="0.276cm" fo:padding-right="0.27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6.71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/>
    </style:style>
    <style:style style:name="gr20" style:family="graphic" style:parent-style-name="standard">
      <style:graphic-properties draw:auto-grow-height="false" fo:min-height="8.55cm" fo:min-width="19.1cm" fo:wrap-option="no-wrap"/>
    </style:style>
    <style:style style:name="gr21" style:family="graphic" style:parent-style-name="standard">
      <style:graphic-properties draw:auto-grow-height="false" fo:min-height="9.955cm" fo:min-width="20.505cm" fo:wrap-option="no-wrap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44pt"/>
    </style:style>
    <style:style style:name="P9" style:family="paragraph">
      <loext:graphic-properties draw:fill-color="#ffffff"/>
      <style:paragraph-properties fo:text-align="center"/>
      <style:text-properties fo:font-size="26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font-size="26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style:font-size-asian="18pt"/>
    </style:style>
    <style:style style:name="P14" style:family="paragraph">
      <loext:graphic-properties draw:fill="none"/>
      <style:paragraph-properties fo:text-align="center"/>
      <style:text-properties style:font-size-asian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26pt" fo:font-weight="bold" style:font-size-asian="48pt" style:font-weight-asian="bold" style:font-size-complex="48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1" draw:layer="layout" svg:width="5cm" svg:height="2.6cm" svg:x="1.2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2cm" svg:height="2.2cm" svg:x="1.4cm" svg:y="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5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4.8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5cm" svg:height="2.6cm" svg:x="1.201cm" svg:y="5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2.2cm" svg:height="2.2cm" svg:x="1.401cm" svg:y="6.001cm">
          <text:p text:style-name="P2"><text:span text:style-name="T2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5.001cm" svg:y="6.801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4.801cm" svg:y="6.9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9.599cm" svg:y="5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2.2cm" svg:height="2.2cm" svg:x="9.799cm" svg:y="5.999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13.399cm" svg:y="6.799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13.199cm" svg:y="6.8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9.6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2.2cm" svg:height="2.2cm" svg:x="9.8cm" svg:y="6cm">
          <text:p text:style-name="P2"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13.4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13.2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18cm" svg:y="5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2.2cm" svg:height="2.2cm" svg:x="18.2cm" svg:y="5.999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21.8cm" svg:y="6.799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21.6cm" svg:y="6.8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18.001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2.2cm" svg:height="2.2cm" svg:x="18.201cm" svg:y="6cm">
          <text:p text:style-name="P2"><text:span text:style-name="T2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21.801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21.601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text-style-name="P6" draw:layer="layout" svg:width="3.91cm" svg:height="0.983cm" svg:x="10.09cm" svg:y="8.617cm">
          <draw:text-box>
            <text:p>노드 (Node)</text:p>
          </draw:text-box>
        </draw:frame>
        <draw:frame draw:style-name="gr8" draw:text-style-name="P6" draw:layer="layout" svg:width="7.4cm" svg:height="0.983cm" svg:x="1cm" svg:y="4.685cm">
          <draw:text-box>
            <text:p>연결 리스트 (Linked List)</text:p>
          </draw:text-box>
        </draw:frame>
        <draw:frame draw:style-name="gr8" draw:text-style-name="P6" draw:layer="layout" svg:width="2.4cm" svg:height="0.983cm" svg:x="18.2cm" svg:y="8.6cm">
          <draw:text-box>
            <text:p>데이터</text:p>
          </draw:text-box>
        </draw:frame>
        <draw:frame draw:style-name="gr8" draw:text-style-name="P6" draw:layer="layout" svg:width="2.3cm" svg:height="0.983cm" svg:x="20.7cm" svg:y="4.8cm">
          <draw:text-box>
            <text:p>포인터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custom-shape draw:style-name="gr10" draw:text-style-name="P1" draw:layer="layout" svg:width="3.12cm" svg:height="1.622cm" svg:x="1.483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608cm" svg:y="2.124cm">
          <text:p text:style-name="P8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4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3.729cm" svg:y="2.6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484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.608cm" svg:y="2.1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5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3.7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6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6.802cm" svg:y="2.125cm">
          <text:p text:style-name="P8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8.9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6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6.802cm" svg:y="2.126cm">
          <text:p text:style-name="P10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8.9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1.8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002cm" svg:y="2.125cm">
          <text:p text:style-name="P8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1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1.8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2.002cm" svg:y="2.126cm">
          <text:p text:style-name="P10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1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071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196cm" svg:y="2.126cm">
          <text:p text:style-name="P8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2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317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072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7.196cm" svg:y="2.127cm">
          <text:p text:style-name="P10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3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318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26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39cm" svg:y="2.127cm">
          <text:p text:style-name="P8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4.511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266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22.39cm" svg:y="2.128cm">
          <text:p text:style-name="P10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7.326cm 6.5cm)">
          <text:p/>
          <draw:enhanced-geometry svg:viewBox="0 0 21600 21600" draw:text-areas="0 ?f0 ?f5 ?f2" draw:mirror-horizontal="false" draw:mirror-vertical="false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512cm" svg:y="2.6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8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.925cm" svg:y="12.325cm">
          <text:p text:style-name="P10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8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7.119cm" svg:y="12.326cm">
          <text:p text:style-name="P10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8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2.319cm" svg:y="12.326cm">
          <text:p text:style-name="P10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8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7.513cm" svg:y="12.327cm">
          <text:p text:style-name="P10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8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22.707cm" svg:y="12.328cm">
          <text:p text:style-name="P10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4" draw:layer="layout" svg:width="17.21cm" svg:height="0.14cm" draw:transform="rotate (-3.14159265358979) translate (24.71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.7cm" svg:height="0.14cm" draw:transform="rotate (-1.5707963267949) translate (24.71cm 2.8cm)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433cm" svg:height="0.823cm" svg:x="1.567cm" svg:y="1cm">
          <draw:text-box>
            <text:p text:style-name="P11"><text:span text:style-name="T4">헤드</text:span></text:p>
          </draw:text-box>
        </draw:frame>
        <draw:frame draw:style-name="gr19" draw:text-style-name="P14" draw:layer="layout" svg:width="16.97cm" svg:height="0.983cm" svg:x="7.6cm" svg:y="5.377cm">
          <draw:text-box>
            <text:p text:style-name="P13">원형 연결 리스트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custom-shape draw:style-name="gr10" draw:text-style-name="P1" draw:layer="layout" svg:width="3.12cm" svg:height="1.622cm" svg:x="4.48cm" svg:y="1.8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4.605cm" svg:y="2.002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6.726cm" svg:y="2.5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4.481cm" svg:y="1.8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4.80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-1.5707963267949) translate (7.034cm 2.66cm)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6.727cm" svg:y="2.5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4.492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4.617cm" svg:y="5.6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6.863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6.738cm" svg:y="6.1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4.493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4.617cm" svg:y="5.6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6.864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6.739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9.692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9.817cm" svg:y="5.6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2.063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1.938cm" svg:y="6.1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9.693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9.817cm" svg:y="5.626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2.064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1.939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4.886cm" svg:y="5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5.011cm" svg:y="5.6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257cm" svg:y="6.1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7.132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4.887cm" svg:y="5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5.011cm" svg:y="5.627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258cm" svg:y="6.1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7.133cm" svg:y="6.1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0.08cm" svg:y="5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0.205cm" svg:y="5.6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2.326cm" svg:y="6.1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0.081cm" svg:y="5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20.205cm" svg:y="5.628cm">
          <text:p text:style-name="P2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5.141cm 10cm)">
          <text:p/>
          <draw:enhanced-geometry svg:viewBox="0 0 21600 21600" draw:text-areas="0 ?f0 ?f5 ?f2" draw:mirror-horizontal="false" draw:mirror-vertical="false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2.327cm" svg:y="6.1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.925cm" svg:y="12.3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7.1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2.3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7.513cm" svg:y="12.3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22.707cm" svg:y="12.328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4" draw:layer="layout" svg:width="17.21cm" svg:height="0.14cm" draw:transform="rotate (-3.14159265358979) translate (22.525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.7cm" svg:height="0.14cm" draw:transform="rotate (-1.5707963267949) translate (22.525cm 6.3cm)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433cm" svg:height="0.823cm" svg:x="4.48cm" svg:y="1cm">
          <draw:text-box>
            <text:p text:style-name="P11"><text:span text:style-name="T4">헤드</text:span></text:p>
          </draw:text-box>
        </draw:frame>
        <draw:frame draw:style-name="gr19" draw:text-style-name="P16" draw:layer="layout" svg:width="16.97cm" svg:height="0.983cm" svg:x="5.415cm" svg:y="8.877cm">
          <draw:text-box>
            <text:p text:style-name="P2">원형 연결 리스트</text:p>
          </draw:text-box>
        </draw:frame>
        <draw:custom-shape draw:style-name="gr20" draw:layer="layout" svg:width="21.6cm" svg:height="10.8cm" svg:x="3.2cm" svg:y="0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95.94481992408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custom-shape draw:style-name="gr10" draw:text-style-name="P1" draw:layer="layout" svg:width="3.12cm" svg:height="1.622cm" svg:x="20.08cm" svg:y="1.8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0.205cm" svg:y="2.002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2.326cm" svg:y="2.5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0.081cm" svg:y="1.8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20.40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-1.5707963267949) translate (22.634cm 2.66cm)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2.327cm" svg:y="2.5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4.492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4.617cm" svg:y="5.6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6.863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6.738cm" svg:y="6.1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4.493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4.617cm" svg:y="5.6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6.864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6.739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9.692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9.817cm" svg:y="5.6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2.063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1.938cm" svg:y="6.1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9.693cm" svg:y="5.5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9.817cm" svg:y="5.626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2.064cm" svg:y="6.1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1.939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4.886cm" svg:y="5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5.011cm" svg:y="5.6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257cm" svg:y="6.1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7.132cm" svg:y="6.1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4.887cm" svg:y="5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5.011cm" svg:y="5.627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7.258cm" svg:y="6.1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7.133cm" svg:y="6.1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0.08cm" svg:y="5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0.205cm" svg:y="5.6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2.326cm" svg:y="6.1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0.081cm" svg:y="5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20.205cm" svg:y="5.628cm">
          <text:p text:style-name="P2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5.141cm 10cm)">
          <text:p/>
          <draw:enhanced-geometry svg:viewBox="0 0 21600 21600" draw:text-areas="0 ?f0 ?f5 ?f2" draw:mirror-horizontal="false" draw:mirror-vertical="false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2.327cm" svg:y="6.1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.925cm" svg:y="12.3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7.1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2.3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7.513cm" svg:y="12.3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22.707cm" svg:y="12.328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4" draw:layer="layout" svg:width="17.21cm" svg:height="0.14cm" draw:transform="rotate (-3.14159265358979) translate (22.525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.7cm" svg:height="0.14cm" draw:transform="rotate (-1.5707963267949) translate (22.525cm 6.3cm)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433cm" svg:height="0.823cm" svg:x="20.08cm" svg:y="1cm">
          <draw:text-box>
            <text:p text:style-name="P11"><text:span text:style-name="T4">헤드</text:span></text:p>
          </draw:text-box>
        </draw:frame>
        <draw:frame draw:style-name="gr19" draw:text-style-name="P16" draw:layer="layout" svg:width="16.97cm" svg:height="0.983cm" svg:x="5.415cm" svg:y="8.877cm">
          <draw:text-box>
            <text:p text:style-name="P2">변형 원형 연결 리스트</text:p>
          </draw:text-box>
        </draw:frame>
        <draw:custom-shape draw:style-name="gr21" draw:layer="layout" svg:width="21.6cm" svg:height="10.8cm" svg:x="3.2cm" svg:y="0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95.94481992408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custom-shape draw:style-name="gr10" draw:text-style-name="P1" draw:layer="layout" svg:width="3.12cm" svg:height="1.622cm" svg:x="1.483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608cm" svg:y="2.1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4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3.729cm" svg:y="2.6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484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.608cm" svg:y="2.1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5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3.7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6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6.8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8.9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6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6.802cm" svg:y="2.1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8.9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1.8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0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1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1.8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2.002cm" svg:y="2.126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1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071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196cm" svg:y="2.1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2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317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072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7.196cm" svg:y="2.127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3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318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26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39cm" svg:y="2.1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4.511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266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22.39cm" svg:y="2.128cm">
          <text:p text:style-name="P2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7.326cm 6.5cm)">
          <text:p/>
          <draw:enhanced-geometry svg:viewBox="0 0 21600 21600" draw:text-areas="0 ?f0 ?f5 ?f2" draw:mirror-horizontal="false" draw:mirror-vertical="false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512cm" svg:y="2.6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.925cm" svg:y="12.3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7.1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2.3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7.513cm" svg:y="12.3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22.707cm" svg:y="12.328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4" draw:layer="layout" svg:width="17.21cm" svg:height="0.14cm" draw:transform="rotate (-3.14159265358979) translate (24.71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.7cm" svg:height="0.14cm" draw:transform="rotate (-1.5707963267949) translate (24.71cm 2.8cm)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433cm" svg:height="0.823cm" svg:x="1.567cm" svg:y="1cm">
          <draw:text-box>
            <text:p text:style-name="P11"><text:span text:style-name="T4">헤드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custom-shape draw:style-name="gr10" draw:text-style-name="P1" draw:layer="layout" svg:width="3.12cm" svg:height="1.622cm" svg:x="1.483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608cm" svg:y="2.1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4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3.729cm" svg:y="2.6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484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.608cm" svg:y="2.1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3.855cm" svg:y="2.6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3.7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6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6.8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8.9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6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6.802cm" svg:y="2.1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0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8.9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1.877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002cm" svg:y="2.1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8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123cm" svg:y="2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1.878cm" svg:y="2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2.002cm" svg:y="2.126cm">
          <text:p text:style-name="P2"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249cm" svg:y="2.6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124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071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196cm" svg:y="2.1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2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317cm" svg:y="2.6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072cm" svg:y="2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7.196cm" svg:y="2.127cm">
          <text:p text:style-name="P2"><text:span text:style-name="T3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443cm" svg:y="2.6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318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265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39cm" svg:y="2.1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0.25cm" svg:height="0.249cm" svg:x="24.511cm" svg:y="2.6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266cm" svg:y="2.0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22.39cm" svg:y="2.128cm">
          <text:p text:style-name="P2"><text:span text:style-name="T3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draw:transform="rotate (1.5707963267949) translate (7.326cm 6.5cm)">
          <text:p/>
          <draw:enhanced-geometry svg:viewBox="0 0 21600 21600" draw:text-areas="0 ?f0 ?f5 ?f2" draw:mirror-horizontal="false" draw:mirror-vertical="false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512cm" svg:y="2.6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.925cm" svg:y="12.324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1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4.046cm" svg:y="12.8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.801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.925cm" svg:y="12.325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4.172cm" svg:y="12.824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4.047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6.9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7.1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9.2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6.9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7.1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9.3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9.2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2.194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2.319cm" svg:y="12.325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5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4.44cm" svg:y="12.8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2.195cm" svg:y="12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2.319cm" svg:y="12.326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4.566cm" svg:y="12.825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4.441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17.388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17.513cm" svg:y="12.32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59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19.634cm" svg:y="12.88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17.389cm" svg:y="12.2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17.513cm" svg:y="12.327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19.76cm" svg:y="12.826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19.635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1" draw:layer="layout" svg:width="3.12cm" svg:height="1.622cm" svg:x="22.582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.372cm" svg:height="1.373cm" svg:x="22.707cm" svg:y="12.327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3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5cm" svg:height="0.249cm" svg:x="24.828cm" svg:y="12.8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3.119cm" svg:height="1.622cm" svg:x="22.583cm" svg:y="12.2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373cm" svg:height="1.373cm" svg:x="22.707cm" svg:y="12.328cm">
          <text:p text:style-name="P2"><text:span text:style-name="T3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2.745cm" svg:height="0.374cm" svg:x="24.954cm" svg:y="12.827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249cm" svg:height="0.249cm" svg:x="24.829cm" svg:y="12.8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4" draw:layer="layout" svg:width="17.21cm" svg:height="0.14cm" draw:transform="rotate (-3.14159265358979) translate (24.71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.7cm" svg:height="0.14cm" draw:transform="rotate (-1.5707963267949) translate (24.71cm 2.8cm)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433cm" svg:height="0.823cm" svg:x="1.567cm" svg:y="1cm">
          <draw:text-box>
            <text:p text:style-name="P11"><text:span text:style-name="T4">헤드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7-09T23:13:26.118785094</meta:creation-date>
    <dc:date>2023-07-15T16:18:28.803393603</dc:date>
    <meta:editing-duration>PT2H55M37S</meta:editing-duration>
    <meta:editing-cycles>3</meta:editing-cycles>
    <meta:generator>LibreOffice/6.0.7.3$Linux_X86_64 LibreOffice_project/00m0$Build-3</meta:generator>
    <meta:document-statistic meta:object-count="474"/>
  </office:meta>
</office:document-meta>
</file>